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217A80386AC2C1704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2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69cm" svg:height="14.755cm" svg:x="3.413cm" svg:y="5.064cm">
          <draw:image xlink:href="Pictures/100000000000022600000217A80386AC2C170452.png" xlink:type="simple" xlink:show="embed" xlink:actuate="onLoad">
            <text:p/>
          </draw:image>
        </draw:frame>
        <draw:frame draw:style-name="gr2" draw:text-style-name="P2" draw:layer="layout" svg:width="3.683cm" svg:height="1.778cm" svg:x="16.875cm" svg:y="16.24cm">
          <draw:text-box>
            <text:p>=center</text:p>
          </draw:text-box>
        </draw:frame>
        <draw:line draw:style-name="gr3" draw:text-style-name="P3" draw:layer="layout" svg:x1="13.7cm" svg:y1="11.541cm" svg:x2="14.97cm" svg:y2="6.207cm">
          <text:p/>
        </draw:line>
        <draw:frame draw:style-name="gr4" draw:text-style-name="P2" draw:layer="layout" svg:width="3.048cm" svg:height="1.016cm" svg:x="13.954cm" svg:y="4.81cm">
          <draw:text-box>
            <text:p>middle</text:p>
          </draw:text-box>
        </draw:frame>
        <draw:line draw:style-name="gr3" draw:text-style-name="P3" draw:layer="layout" svg:x1="15.605cm" svg:y1="11.541cm" svg:x2="17.51cm" svg:y2="9.382cm">
          <text:p/>
        </draw:line>
        <draw:frame draw:style-name="gr4" draw:text-style-name="P2" draw:layer="layout" svg:width="3.048cm" svg:height="1.016cm" svg:x="17.383cm" svg:y="8.62cm">
          <draw:text-box>
            <text:p>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13:41:10.280656734</meta:creation-date>
    <dc:date>2017-04-28T13:45:16.796617617</dc:date>
    <meta:editing-duration>PT4M6S</meta:editing-duration>
    <meta:editing-cycles>1</meta:editing-cycles>
    <meta:document-statistic meta:object-count="6"/>
    <meta:generator>LibreOffice/5.1.6.2$Linux_X86_64 LibreOffice_project/10m0$Build-2</meta:generator>
  </office:meta>
</office:document-meta>
</file>